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18fe1d" officeooo:paragraph-rsid="0019f57d"/>
    </style:style>
    <style:style style:name="P2" style:family="paragraph" style:parent-style-name="Standard">
      <style:text-properties officeooo:rsid="001ad701" officeooo:paragraph-rsid="0019f57d"/>
    </style:style>
    <style:style style:name="P3" style:family="paragraph" style:parent-style-name="Standard">
      <style:text-properties fo:color="#c9211e" loext:opacity="100%" officeooo:rsid="0018fe1d" officeooo:paragraph-rsid="0019f57d"/>
    </style:style>
    <style:style style:name="P4" style:family="paragraph" style:parent-style-name="Standard">
      <style:text-properties fo:color="#c9211e" loext:opacity="100%" officeooo:rsid="0018fe1d" officeooo:paragraph-rsid="001b875f"/>
    </style:style>
    <style:style style:name="P5" style:family="paragraph" style:parent-style-name="Standard">
      <style:text-properties officeooo:rsid="0018fe1d" officeooo:paragraph-rsid="0019f57d"/>
    </style:style>
    <style:style style:name="P6" style:family="paragraph" style:parent-style-name="Standard">
      <style:text-properties officeooo:rsid="0018fe1d" officeooo:paragraph-rsid="001fd7e6"/>
    </style:style>
    <style:style style:name="P7" style:family="paragraph" style:parent-style-name="Standard">
      <style:text-properties fo:color="#c9211e" loext:opacity="100%" officeooo:rsid="0018fe1d" officeooo:paragraph-rsid="0019f57d"/>
    </style:style>
    <style:style style:name="P8" style:family="paragraph" style:parent-style-name="Standard">
      <style:text-properties fo:color="#000000" loext:opacity="100%" officeooo:rsid="0018fe1d" officeooo:paragraph-rsid="0019f57d"/>
    </style:style>
    <style:style style:name="T1" style:family="text">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チームとしての目標</text:p>
      <text:p text:style-name="P2">最低限の機能をいれる！</text:p>
      <text:p text:style-name="P2"/>
      <text:p text:style-name="P1"><text:span text:style-name="T1">2. 各個人の目標</text:span></text:p>
      <text:p text:style-name="P1">三澤 健太郎：一連の流れを制作する。三澤 健太郎：データベースリーダー</text:p>
      <text:p text:style-name="P1"/>
      <text:p text:style-name="P3">3. 作成物概要（ユースケース図や画面遷移図などを見せながら解説）</text:p>
      <text:p text:style-name="P1"/>
      <text:p text:style-name="P1"/>
      <text:p text:style-name="P3">4. 工夫した点</text:p>
      <text:p text:style-name="P1">再利用できるかを考えながらコードを書くように意識しました。</text:p>
      <text:p text:style-name="P1"/>
      <text:p text:style-name="P3">5. デモ</text:p>
      <text:p text:style-name="P3">//発表の時にするやつ</text:p>
      <text:p text:style-name="P1"/>
      <text:p text:style-name="P4">6. 苦労した点</text:p>
      <text:p text:style-name="P6">コード同士をどう繋げるかを考えることに苦労しました。一つ一つの機能が理解しきれていないので教科書を参考にしながら行いました。</text:p>
      <text:p text:style-name="P1"/>
      <text:p text:style-name="P3">7.今後の課題</text:p>
      <text:p text:style-name="P1">教科書を再読したり調べてみたりして、使える機能を覚えていき意味を理解していくことが今後の課題だと思いました。</text:p>
      <text:p text:style-name="P1"/>
      <text:p text:style-name="P3">8. 学んだ点、よくできた、成長した点。配属に向けての意</text:p>
      <text:p text:style-name="P8">サーブレットやDAOの使い方が前よりも理解できたと思います。</text:p>
      <text:p text:style-name="P8">配属後はコードの読みを意識して開発に携わっていきたいと思いました。</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5T17:07:48.437000000</meta:creation-date>
    <dc:date>2022-05-27T12:14:56.199000000</dc:date>
    <meta:editing-duration>PT56M39S</meta:editing-duration>
    <meta:editing-cycles>6</meta:editing-cycles>
    <meta:generator>LibreOffice/7.2.5.2$Windows_X86_64 LibreOffice_project/499f9727c189e6ef3471021d6132d4c694f357e5</meta:generator>
    <meta:document-statistic meta:table-count="0" meta:image-count="0" meta:object-count="0" meta:page-count="1" meta:paragraph-count="16" meta:word-count="355" meta:character-count="375" meta:non-whitespace-character-count="366"/>
  </office:meta>
</office:document-meta>
</file>